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e0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MySQL é um Sistema de Gerenciamento de Banco de Dados Relacional (SGBDR) de código aberto que utiliza a linguagem SQL (Structured Query Language) para manipulação de dados. Desenvolvido inicialmente pela empresa sueca MySQL AB, foi posteriormente adquirido pela Sun Microsystems e, desde 2010, pertence à Oracle Corporation (ORACLE, 2023).</text:p>
      <text:h text:style-name="Heading_20_3" text:outline-level="3"><text:span text:style-name="Strong_20_Emphasis">Referência </text:span></text:h>
      <text:p text:style-name="Text_20_body">ORACLE. <text:span text:style-name="Emphasis">MySQL: About MySQL</text:span>. Oracle Corporation, 2023. Disponível em: <text:a xlink:type="simple" xlink:href="https://www.mysql.com/about/" text:style-name="Internet_20_link" text:visited-style-name="Visited_20_Internet_20_Link">https://www.mysql.com/about/</text:a>. Acesso em: <text:span text:style-name="T1">05</text:span> jun. 202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3:15:08.896000000</meta:creation-date>
    <dc:date>2025-06-10T13:24:18.398000000</dc:date>
    <meta:editing-duration>PT9M9S</meta:editing-duration>
    <meta:editing-cycles>1</meta:editing-cycles>
    <meta:document-statistic meta:table-count="0" meta:image-count="0" meta:object-count="0" meta:page-count="1" meta:paragraph-count="3" meta:word-count="66" meta:character-count="475" meta:non-whitespace-character-count="411"/>
    <meta:generator>LibreOffice/7.4.3.2$Windows_X86_64 LibreOffice_project/1048a8393ae2eeec98dff31b5c133c5f1d08b890</meta:generator>
  </office:meta>
</office:document-meta>
</file>